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k-Kontoauszüge erstellen und versenden</text:p>
      <text:p text:style-name="Standard"/>
      <text:p text:style-name="Standard">Dieses Dokument beschreibt, wie ein Kontoauszug je Dk-Geber*in automatisiert per Email versendet werden kann.</text:p>
      <text:p text:style-name="Standard">Hintergrund: Die OO-Dk-Verwaltung ermöglicht nur das Erzeugen von Serienbriefen der Kontoauszüge für den manuellen Einzel-Versand.</text:p>
      <text:p text:style-name="Standard"/>
      <text:p text:style-name="Standard">ACHTUNG: </text:p>
      <text:p text:style-name="Standard">Die Dk-Kontoauszüge in der DkVerwaltungQt müssen VOR dem Jahresabschluss erstellt werden. </text:p>
      <text:p text:style-name="Standard"/>
      <text:p text:style-name="Standard">1. Jahresabschluss erstellen in der OO-Dk-Verwaltung</text:p>
      <text:p text:style-name="Standard">a) Datensicherung</text:p>
      <text:p text:style-name="Standard">b) Daten exportieren</text:p>
      <text:p text:style-name="Standard">– 01.01.&lt;Jahr4+1&gt;</text:p>
      <text:p text:style-name="Standard">– komplette Kontostände</text:p>
      <text:p text:style-name="Standard">--- Kontoauszüge erstellen</text:p>
      <text:p text:style-name="Standard">--- <text:s/>Jahresabschluss – Journal für neues Jahr aktualisieren</text:p>
      <text:p text:style-name="Standard">=&gt; Supi – hat alles geklappt</text:p>
      <text:p text:style-name="Standard">c) Speichern</text:p>
      <text:p text:style-name="Standard"/>
      <text:p text:style-name="Standard">2. Daten aus OO-Dk-Verwaltung exportieren und in DkVerwaltungQt importieren</text:p>
      <text:p text:style-name="Standard">Beschreibung ist in DkVerwaltungQt.odt.</text:p>
      <text:p text:style-name="Standard"/>
      <text:p text:style-name="Standard">3. Jahres Dk-Bestätigungen generieren</text:p>
      <text:p text:style-name="Standard">a) ggf. Anpassen der Vorlagendateien <text:s/>Jahreskontoauszug.html, Zinsbescheinigung.html</text:p>
      <text:p text:style-name="Standard">b) In DkVerwaltungQt in dbfkts.cpp getJahr(){ return 18; } statt Vorjahr bzw. in getJahrFromIni()</text:p>
      <text:p text:style-name="Standard">c) DkVerwaltungQt kompilieren und starten.</text:p>
      <text:p text:style-name="Standard">d) Kopieren der Datei Jahreskontoauszug.html/Zinsbescheinigung.html ins Programmverzeichnisses</text:p>
      <text:p text:style-name="Standard">e) Button „Jahres Dk-Bestätigungen generieren“/„Jahres Zinsbescheinigungen generieren“ klicken</text:p>
      <text:p text:style-name="Standard">=&gt; Im Unterordner „JahresDkBestaetigungen2018“ des Programmverzeichnisses befinden sich jetzt die generierten <text:s/>Jahres Dk-Bestätigungen im html-Format pro Dk-Geber*in</text:p>
      <text:p text:style-name="Standard">=&gt; Im Unterordner „JahresZinsbescheinigungen2018“ des Programmverzeichnisses befinden sich jetzt die generierten <text:s/>Jahres Zinsbescheinigungen im html-Format pro Dk-Geber*in</text:p>
      <text:p text:style-name="Standard"/>
      <text:p text:style-name="Standard">4. Pdf-Dateien generieren</text:p>
      <text:p text:style-name="Standard">a) Logo (F13TurleyGmbH2.gif) kopieren in Unterordner „JahresDkBestaetigungen2018“/„JahresZinsbescheinigungen2018“ des Programmverzeichnisses</text:p>
      <text:p text:style-name="Standard">b) html2pdf.sh und url2pdf kopieren in Unterordner „JahresDkBestaetigungen2018“/„JahresZinsbescheinigungen2018“ des Programmverzeichnisses</text:p>
      <text:p text:style-name="Standard">c) In Unterordner „JahresDkBestaetigungen2018“/„JahresZinsbescheinigungen2018“ des Programmverzeichnisses wechseln und „./html2pdf.sh“ aufrufen</text:p>
      <text:p text:style-name="Standard"/>
      <text:p text:style-name="Standard">5. Pdf-Dateien versenden</text:p>
      <text:p text:style-name="Standard">a) sendDKJAKtos.py ggf. anpassen (2017 durch 2018 ersetzen)</text:p>
      <text:p text:style-name="Standard">b) sendDKJAKtos.py kopieren in Unterordner „JahresDkBestaetigungen2018“ des Programmverzeichnisses</text:p>
      <text:p text:style-name="Standard">c) In Unterordner „JahresDkBestaetigungen2018“ des Programmverzeichnisses wechseln und „./sendDKJAKtos.py“ aufruf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4:25:53.748845254</meta:creation-date>
    <dc:date>2021-01-09T18:02:56</dc:date>
    <meta:editing-duration>P1DT14M26S</meta:editing-duration>
    <meta:editing-cycles>43</meta:editing-cycles>
    <meta:generator>OpenOffice/4.1.2$Unix OpenOffice.org_project/412m3$Build-9782</meta:generator>
    <dc:creator>Volker </dc:creator>
    <meta:document-statistic meta:table-count="0" meta:image-count="0" meta:object-count="0" meta:page-count="1" meta:paragraph-count="32" meta:word-count="233" meta:character-count="2271"/>
  </office:meta>
</office:document-meta>
</file>